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606cm"/>
    </style:style>
    <style:style style:name="Tabla1.B" style:family="table-column">
      <style:table-column-properties style:column-width="12.395cm"/>
    </style:style>
    <style:style style:name="Tabla1.A1" style:family="table-cell">
      <style:table-cell-properties style:vertical-align="middle" fo:padding="0.049cm" fo:border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329cm"/>
    </style:style>
    <style:style style:name="Tabla2.B" style:family="table-column">
      <style:table-column-properties style:column-width="12.672cm"/>
    </style:style>
    <style:style style:name="Tabla2.A1" style:family="table-cell">
      <style:table-cell-properties style:vertical-align="middle" fo:padding="0.049cm" fo:border="0.05pt solid #000000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923cm"/>
    </style:style>
    <style:style style:name="Tabla3.B" style:family="table-column">
      <style:table-column-properties style:column-width="13.077cm"/>
    </style:style>
    <style:style style:name="Tabla3.A1" style:family="table-cell">
      <style:table-cell-properties style:vertical-align="middle" fo:padding="0.049cm" fo:border="0.05pt solid #000000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11cm"/>
    </style:style>
    <style:style style:name="Tabla4.B" style:family="table-column">
      <style:table-column-properties style:column-width="7.174cm"/>
    </style:style>
    <style:style style:name="Tabla4.C" style:family="table-column">
      <style:table-column-properties style:column-width="5.717cm"/>
    </style:style>
    <style:style style:name="Tabla4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paragraph-properties fo:text-align="start" style:justify-single-word="false"/>
      <style:text-properties style:font-name="Liberation Sans Narrow" fo:font-size="12pt" officeooo:rsid="00034028" officeooo:paragraph-rsid="00034028" style:font-size-asian="12pt" style:font-size-complex="12pt"/>
    </style:style>
    <style:style style:name="P2" style:family="paragraph" style:parent-style-name="Quotations">
      <style:text-properties style:font-name="Liberation Sans Narrow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34028" officeooo:paragraph-rsid="00034028"/>
    </style:style>
    <style:style style:name="P4" style:family="paragraph" style:parent-style-name="Standard">
      <style:paragraph-properties fo:text-align="start" style:justify-single-word="false"/>
      <style:text-properties officeooo:rsid="00034028" officeooo:paragraph-rsid="00034028"/>
    </style:style>
    <style:style style:name="P5" style:family="paragraph" style:parent-style-name="Standard">
      <style:paragraph-properties fo:text-align="center" style:justify-single-word="false"/>
      <style:text-properties style:font-name="Liberation Sans Narrow" officeooo:rsid="00034028" officeooo:paragraph-rsid="00034028"/>
    </style:style>
    <style:style style:name="P6" style:family="paragraph" style:parent-style-name="Standard">
      <style:paragraph-properties fo:text-align="start" style:justify-single-word="false"/>
      <style:text-properties style:font-name="Liberation Sans Narrow" officeooo:rsid="00034028" officeooo:paragraph-rsid="00034028"/>
    </style:style>
    <style:style style:name="P7" style:family="paragraph" style:parent-style-name="Standard">
      <style:paragraph-properties fo:text-align="start" style:justify-single-word="false"/>
      <style:text-properties style:font-name="Liberation Sans Narrow" fo:font-size="12pt" officeooo:rsid="00034028" officeooo:paragraph-rsid="00034028" style:font-size-asian="12pt" style:font-size-complex="12pt"/>
    </style:style>
    <style:style style:name="P8" style:family="paragraph" style:parent-style-name="Table_20_Contents">
      <style:paragraph-properties fo:margin-top="0cm" fo:margin-bottom="0.247cm" style:contextual-spacing="false" fo:line-height="114%"/>
    </style:style>
    <style:style style:name="P9" style:family="paragraph" style:parent-style-name="Table_20_Contents">
      <style:paragraph-properties fo:margin-top="0cm" fo:margin-bottom="0cm" style:contextual-spacing="false" fo:line-height="114%"/>
    </style:style>
    <style:style style:name="P10" style:family="paragraph" style:parent-style-name="Table_20_Contents">
      <style:paragraph-properties fo:margin-top="0cm" fo:margin-bottom="0.247cm" style:contextual-spacing="false" fo:line-height="114%"/>
      <style:text-properties style:font-name="Liberation Sans Narrow" fo:font-weight="bold"/>
    </style:style>
    <style:style style:name="P11" style:family="paragraph" style:parent-style-name="Table_20_Contents">
      <style:paragraph-properties fo:margin-top="0cm" fo:margin-bottom="0.247cm" style:contextual-spacing="false" fo:line-height="114%"/>
      <style:text-properties style:font-name="Liberation Sans Narrow"/>
    </style:style>
    <style:style style:name="P12" style:family="paragraph" style:parent-style-name="Text_20_body" style:list-style-name="L1"/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 Text" fo:font-style="italic"/>
    </style:style>
    <style:style style:name="T4" style:family="text">
      <style:text-properties style:font-name="Google Sans Text" fo:font-style="italic" fo:font-weight="bold"/>
    </style:style>
    <style:style style:name="T5" style:family="text">
      <style:text-properties style:font-name="Liberation Sans Narrow"/>
    </style:style>
    <style:style style:name="T6" style:family="text">
      <style:text-properties style:font-name="Liberation Sans Narrow" fo:font-weight="bold"/>
    </style:style>
    <style:style style:name="T7" style:family="text">
      <style:text-properties style:font-name="Liberation Sans Narrow" fo:font-style="italic"/>
    </style:style>
    <style:style style:name="T8" style:family="text">
      <style:text-properties style:font-name="Liberation Sans Narrow" fo:font-style="italic" fo:font-weight="bold"/>
    </style:style>
    <style:style style:name="T9" style:family="text">
      <style:text-properties style:font-name="Liberation Sans Narrow" fo:font-size="12pt" fo:font-weight="bold" style:font-size-asian="12pt" style:font-size-complex="12pt"/>
    </style:style>
    <style:style style:name="T10" style:family="text">
      <style:text-properties style:font-name="Liberation Sans Narrow" fo:font-size="12pt" style:font-size-asian="12pt" style:font-size-complex="12pt"/>
    </style:style>
    <style:style style:name="T11" style:family="text">
      <style:text-properties style:font-name="Liberation Sans Narrow" fo:font-size="12pt" fo:font-style="italic" style:font-size-asian="12pt" style:font-size-complex="12pt"/>
    </style:style>
    <style:style style:name="T12" style:family="text">
      <style:text-properties fo:font-weight="bold"/>
    </style:style>
    <style:style style:name="T13" style:family="text">
      <style:text-properties fo:font-style="italic"/>
    </style:style>
    <style:style style:name="T14" style:family="text">
      <style:text-properties fo:font-style="italic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CADE PONG</text:p>
      <text:p text:style-name="P3"/>
      <text:p text:style-name="P3"/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P9"><text:span text:style-name="Strong_20_Emphasis"><text:span text:style-name="T5">Área Técnica</text:span></text:span></text:p>
            </table:table-cell>
            <table:table-cell table:style-name="Tabla4.A1" office:value-type="string">
              <text:p text:style-name="P9"><text:span text:style-name="Strong_20_Emphasis"><text:span text:style-name="T5">Habilidad Demostrada</text:span></text:span></text:p>
            </table:table-cell>
            <table:table-cell table:style-name="Tabla4.A1" office:value-type="string">
              <text:p text:style-name="P9"><text:span text:style-name="Strong_20_Emphasis"><text:span text:style-name="T5">Beneficio para el CV</text:span></text:span></text:p>
            </table:table-cell>
          </table:table-row>
        </table:table-header-rows>
        <table:table-row>
          <table:table-cell table:style-name="Tabla4.A1" office:value-type="string">
            <text:p text:style-name="P10">Diseño Orientado a Objetos (POO)</text:p>
          </table:table-cell>
          <table:table-cell table:style-name="Tabla4.A1" office:value-type="string">
            <text:p text:style-name="P8"><text:span text:style-name="T5">Arquitectura de juego basada en </text:span><text:span text:style-name="T6">clases y herencia</text:span><text:span text:style-name="T5"> (</text:span><text:span text:style-name="Source_20_Text"><text:span text:style-name="T5">Pala</text:span></text:span><text:span text:style-name="T5">, </text:span><text:span text:style-name="Source_20_Text"><text:span text:style-name="T5">Pelota</text:span></text:span><text:span text:style-name="T5">, </text:span><text:span text:style-name="Source_20_Text"><text:span text:style-name="T5">Marcador</text:span></text:span><text:span text:style-name="T5"> heredando de </text:span><text:span text:style-name="Source_20_Text"><text:span text:style-name="T5">turtle.Turtle</text:span></text:span><text:span text:style-name="T5">).</text:span></text:p>
          </table:table-cell>
          <table:table-cell table:style-name="Tabla4.A1" office:value-type="string">
            <text:p text:style-name="P11">Demuestra la capacidad de modelar sistemas complejos con encapsulación y reutilización de código.</text:p>
          </table:table-cell>
        </table:table-row>
        <table:table-row>
          <table:table-cell table:style-name="Tabla4.A1" office:value-type="string">
            <text:p text:style-name="P10">Arquitectura de Juego</text:p>
          </table:table-cell>
          <table:table-cell table:style-name="Tabla4.A1" office:value-type="string">
            <text:p text:style-name="P8"><text:span text:style-name="T5">Diseño de la clase controladora </text:span><text:span text:style-name="Source_20_Text"><text:span text:style-name="T6">JuegoPong</text:span></text:span><text:span text:style-name="T5"> para centralizar la lógica, el estado (</text:span><text:span text:style-name="Source_20_Text"><text:span text:style-name="T5">puntos</text:span></text:span><text:span text:style-name="T5">, </text:span><text:span text:style-name="Source_20_Text"><text:span text:style-name="T5">juego_activo</text:span></text:span><text:span text:style-name="T5">) y el bucle principal del juego.</text:span></text:p>
          </table:table-cell>
          <table:table-cell table:style-name="Tabla4.A1" office:value-type="string">
            <text:p text:style-name="P11">Muestra el entendimiento de la estructura fundamental de un motor de juego (bucle principal, renderización, actualización de estado).</text:p>
          </table:table-cell>
        </table:table-row>
        <table:table-row>
          <table:table-cell table:style-name="Tabla4.A1" office:value-type="string">
            <text:p text:style-name="P10">Control de Rendimiento</text:p>
          </table:table-cell>
          <table:table-cell table:style-name="Tabla4.A1" office:value-type="string">
            <text:p text:style-name="P8"><text:span text:style-name="T5">Gestión manual de la renderización (</text:span><text:span text:style-name="Source_20_Text"><text:span text:style-name="T5">ventana.tracer(0)</text:span></text:span><text:span text:style-name="T5"> y </text:span><text:span text:style-name="Source_20_Text"><text:span text:style-name="T5">ventana.update()</text:span></text:span><text:span text:style-name="T5">) para optimizar el </text:span><text:span text:style-name="T6">rendimiento gráfico</text:span><text:span text:style-name="T5"> y asegurar animaciones fluidas.</text:span></text:p>
          </table:table-cell>
          <table:table-cell table:style-name="Tabla4.A1" office:value-type="string">
            <text:p text:style-name="P11">Habilidad clave para el desarrollo de gráficos y simulación donde la eficiencia del <text:span text:style-name="T13">framerate</text:span> es crítica.</text:p>
          </table:table-cell>
        </table:table-row>
        <table:table-row>
          <table:table-cell table:style-name="Tabla4.A1" office:value-type="string">
            <text:p text:style-name="P10">Concurrencia y Sincronización</text:p>
          </table:table-cell>
          <table:table-cell table:style-name="Tabla4.A1" office:value-type="string">
            <text:p text:style-name="P8"><text:span text:style-name="T5">Uso de </text:span><text:span text:style-name="Source_20_Text"><text:span text:style-name="T6">threading</text:span></text:span><text:span text:style-name="T5"> para reproducir el sonido de rebote (</text:span><text:span text:style-name="Source_20_Text"><text:span text:style-name="T5">playsound</text:span></text:span><text:span text:style-name="T5">) en segundo plano, evitando que la operación de I/O bloquee el bucle principal del juego (</text:span><text:span text:style-name="Source_20_Text"><text:span text:style-name="T5">ontimer</text:span></text:span><text:span text:style-name="T5">).</text:span></text:p>
          </table:table-cell>
          <table:table-cell table:style-name="Tabla4.A1" office:value-type="string">
            <text:p text:style-name="P11">Demuestra el manejo de tareas no bloqueantes para mantener la continuidad del flujo de ejecución principal.</text:p>
          </table:table-cell>
        </table:table-row>
        <table:table-row>
          <table:table-cell table:style-name="Tabla4.A1" office:value-type="string">
            <text:p text:style-name="P10">Lógica de Juego</text:p>
          </table:table-cell>
          <table:table-cell table:style-name="Tabla4.A1" office:value-type="string">
            <text:p text:style-name="P8"><text:span text:style-name="T5">Implementación de las mecánicas básicas de Pong, incluyendo </text:span><text:span text:style-name="T6">detección de colisiones</text:span><text:span text:style-name="T5"> (comparación de coordenadas), manipulación de vectores (</text:span><text:span text:style-name="Source_20_Text"><text:span text:style-name="T5">dx</text:span></text:span><text:span text:style-name="T5">/</text:span><text:span text:style-name="Source_20_Text"><text:span text:style-name="T5">dy</text:span></text:span><text:span text:style-name="T5">), y </text:span><text:span text:style-name="T6">gestión de </text:span><text:span text:style-name="T8">eventos</text:span><text:span text:style-name="T6"> de teclado</text:span><text:span text:style-name="T5">.</text:span></text:p>
          </table:table-cell>
          <table:table-cell table:style-name="Tabla4.A1" office:value-type="string">
            <text:p text:style-name="P11">Valida la capacidad para traducir requisitos de diseño de juego y física simple en lógica de programación funcional.</text:p>
          </table:table-cell>
        </table:table-row>
      </table:table>
      <text:p text:style-name="P5"/>
      <text:p text:style-name="P4"/>
      <text:p text:style-name="P3"/>
      <text:p text:style-name="P5"/>
      <text:p text:style-name="P6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9"><text:span text:style-name="Strong_20_Emphasis"><text:span text:style-name="T5">Habilidad Demostrada</text:span></text:span></text:p>
            </table:table-cell>
            <table:table-cell table:style-name="Tabla1.A1" office:value-type="string">
              <text:p text:style-name="P9"><text:span text:style-name="Strong_20_Emphasis"><text:span text:style-name="T5">Descripción para el CV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0">Diseño Orientado a Objetos (POO)</text:p>
          </table:table-cell>
          <table:table-cell table:style-name="Tabla1.A1" office:value-type="string">
            <text:p text:style-name="P8"><text:span text:style-name="T5">Arquitectura basada en clases (</text:span><text:span text:style-name="Source_20_Text"><text:span text:style-name="T5">Pala</text:span></text:span><text:span text:style-name="T5">, </text:span><text:span text:style-name="Source_20_Text"><text:span text:style-name="T5">Pelota</text:span></text:span><text:span text:style-name="T5">, </text:span><text:span text:style-name="Source_20_Text"><text:span text:style-name="T5">Marcador</text:span></text:span><text:span text:style-name="T5">, </text:span><text:span text:style-name="Source_20_Text"><text:span text:style-name="T5">JuegoPong</text:span></text:span><text:span text:style-name="T5">) que encapsulan sus propios datos (posición, velocidad, puntuación) y comportamiento (mover, actualizar).</text:span></text:p>
          </table:table-cell>
        </table:table-row>
        <table:table-row>
          <table:table-cell table:style-name="Tabla1.A1" office:value-type="string">
            <text:p text:style-name="P10">Herencia y Reutilización</text:p>
          </table:table-cell>
          <table:table-cell table:style-name="Tabla1.A1" office:value-type="string">
            <text:p text:style-name="P8"><text:span text:style-name="T5">Uso de la herencia de </text:span><text:span text:style-name="Source_20_Text"><text:span text:style-name="T5">turtle.Turtle</text:span></text:span><text:span text:style-name="T5"> para construir clases de juego, aprovechando las funcionalidades de dibujo y movimiento de la librería base.</text:span></text:p>
          </table:table-cell>
        </table:table-row>
      </table:table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header-rows>
          <text:soft-page-break/>
          <table:table-row>
            <table:table-cell table:style-name="Tabla2.A1" office:value-type="string">
              <text:p text:style-name="P9"><text:span text:style-name="Strong_20_Emphasis"><text:span text:style-name="T5">Habilidad Demostrada</text:span></text:span></text:p>
            </table:table-cell>
            <table:table-cell table:style-name="Tabla2.A1" office:value-type="string">
              <text:p text:style-name="P9"><text:span text:style-name="Strong_20_Emphasis"><text:span text:style-name="T5">Descripción para el CV</text:span></text:span></text:p>
            </table:table-cell>
          </table:table-row>
        </table:table-header-rows>
        <table:table-row>
          <table:table-cell table:style-name="Tabla2.A1" office:value-type="string">
            <text:p text:style-name="P10">Bucle de Juego Recursivo</text:p>
          </table:table-cell>
          <table:table-cell table:style-name="Tabla2.A1" office:value-type="string">
            <text:p text:style-name="P8"><text:span text:style-name="T5">Implementación de un bucle de juego basado en </text:span><text:span text:style-name="Source_20_Text"><text:span text:style-name="T6">ontimer</text:span></text:span><text:span text:style-name="T5"> (similar a </text:span><text:span text:style-name="Source_20_Text"><text:span text:style-name="T5">after</text:span></text:span><text:span text:style-name="T5">), gestionando el </text:span><text:span text:style-name="T7">framerate</text:span><text:span text:style-name="T5"> y el estado (</text:span><text:span text:style-name="Source_20_Text"><text:span text:style-name="T5">juego_activo</text:span></text:span><text:span text:style-name="T5">) del juego.</text:span></text:p>
          </table:table-cell>
        </table:table-row>
        <table:table-row>
          <table:table-cell table:style-name="Tabla2.A1" office:value-type="string">
            <text:p text:style-name="P10">Gestión de Concurrencia (I/O)</text:p>
          </table:table-cell>
          <table:table-cell table:style-name="Tabla2.A1" office:value-type="string">
            <text:p text:style-name="P8"><text:span text:style-name="T5">Uso de </text:span><text:span text:style-name="Source_20_Text"><text:span text:style-name="T6">threading</text:span></text:span><text:span text:style-name="T5"> para ejecutar la reproducción de sonido (</text:span><text:span text:style-name="Source_20_Text"><text:span text:style-name="T5">playsound</text:span></text:span><text:span text:style-name="T5">) en un hilo demonio separado, evitando que la reproducción bloquee o ralentice el bucle principal del juego.</text:span></text:p>
          </table:table-cell>
        </table:table-row>
        <table:table-row>
          <table:table-cell table:style-name="Tabla2.A1" office:value-type="string">
            <text:p text:style-name="P10">Control de Animación</text:p>
          </table:table-cell>
          <table:table-cell table:style-name="Tabla2.A1" office:value-type="string">
            <text:p text:style-name="P8"><text:span text:style-name="T5">Gestión manual de la renderización con </text:span><text:span text:style-name="Source_20_Text"><text:span text:style-name="T6">ventana.tracer(0)</text:span></text:span><text:span text:style-name="T5"> y </text:span><text:span text:style-name="Source_20_Text"><text:span text:style-name="T6">ventana.update()</text:span></text:span><text:span text:style-name="T5"> para optimizar el rendimiento y evitar el parpadeo de los objetos.</text:span></text:p>
          </table:table-cell>
        </table:table-row>
      </table:table>
      <text:p text:style-name="P6"/>
      <text:p text:style-name="P6"/>
      <text:p text:style-name="P6"/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9"><text:span text:style-name="Strong_20_Emphasis"><text:span text:style-name="T5">Habilidad Demostrada</text:span></text:span></text:p>
            </table:table-cell>
            <table:table-cell table:style-name="Tabla3.A1" office:value-type="string">
              <text:p text:style-name="P9"><text:span text:style-name="Strong_20_Emphasis"><text:span text:style-name="T5">Descripción para el CV</text:span></text:span></text:p>
            </table:table-cell>
          </table:table-row>
        </table:table-header-rows>
        <table:table-row>
          <table:table-cell table:style-name="Tabla3.A1" office:value-type="string">
            <text:p text:style-name="P10">Detección de Colisiones</text:p>
          </table:table-cell>
          <table:table-cell table:style-name="Tabla3.A1" office:value-type="string">
            <text:p text:style-name="P8"><text:span text:style-name="T5">Implementación de lógica de colisión eficiente mediante la </text:span><text:span text:style-name="T6">comparación de coordenadas</text:span><text:span text:style-name="T5"> (</text:span><text:span text:style-name="Source_20_Text"><text:span text:style-name="T5">xcor</text:span></text:span><text:span text:style-name="T5">, </text:span><text:span text:style-name="Source_20_Text"><text:span text:style-name="T5">ycor</text:span></text:span><text:span text:style-name="T5">) y rangos, para detectar los rebotes contra las palas y los límites.</text:span></text:p>
          </table:table-cell>
        </table:table-row>
        <table:table-row>
          <table:table-cell table:style-name="Tabla3.A1" office:value-type="string">
            <text:p text:style-name="P10">Física de Juego</text:p>
          </table:table-cell>
          <table:table-cell table:style-name="Tabla3.A1" office:value-type="string">
            <text:p text:style-name="P11">Uso de coordenadas cartesianas (dx/dy) y el principio de inversión de signo para simular el <text:span text:style-name="T12">rebote</text:span> de la pelota en los límites y las palas.</text:p>
          </table:table-cell>
        </table:table-row>
      </table:table>
      <text:p text:style-name="P6"/>
      <text:p text:style-name="P6"/>
      <text:h text:style-name="P1" text:outline-level="3">Juego Arcade Pong (Python / POO / Tkinter)</text:h>
      <text:p text:style-name="P2"><text:span text:style-name="T12">Descripción:</text:span> Recreación funcional del clásico juego Pong utilizando la Programación Orientada a Objetos (POO) para estructurar la lógica del juego y gestionar el rendimiento gráfico y la concurrencia.</text:p>
      <text:list xml:id="list1117086113" text:style-name="L1">
        <text:list-item>
          <text:p text:style-name="P12"><text:span text:style-name="T9">Arquitectura POO Sólida:</text:span><text:span text:style-name="T10"> Diseño de clases de juego modulares (</text:span><text:span text:style-name="Source_20_Text"><text:span text:style-name="T10">Pala</text:span></text:span><text:span text:style-name="T10">, </text:span><text:span text:style-name="Source_20_Text"><text:span text:style-name="T10">Pelota</text:span></text:span><text:span text:style-name="T10">, </text:span><text:span text:style-name="Source_20_Text"><text:span text:style-name="T10">JuegoPong</text:span></text:span><text:span text:style-name="T10">) con clara separación de responsabilidades para el estado y el comportamiento.</text:span></text:p>
        </text:list-item>
        <text:list-item>
          <text:p text:style-name="P12"><text:span text:style-name="T9">Bucle de Juego de Alto Rendimiento:</text:span><text:span text:style-name="T10"> Implementación de la gestión manual del </text:span><text:span text:style-name="T11">framerate</text:span><text:span text:style-name="T10"> (</text:span><text:span text:style-name="Source_20_Text"><text:span text:style-name="T10">tracer(0)</text:span></text:span><text:span text:style-name="T10"> / </text:span><text:span text:style-name="Source_20_Text"><text:span text:style-name="T10">update()</text:span></text:span><text:span text:style-name="T10">) y el bucle recursivo (</text:span><text:span text:style-name="Source_20_Text"><text:span text:style-name="T10">ontimer</text:span></text:span><text:span text:style-name="T10">) para asegurar animaciones fluidas y sin </text:span><text:span text:style-name="T11">lag</text:span><text:span text:style-name="T10">.</text:span></text:p>
        </text:list-item>
        <text:list-item>
          <text:p text:style-name="P12"><text:span text:style-name="T9">Concurrencia para I/O:</text:span><text:span text:style-name="T10"> Uso de </text:span><text:span text:style-name="Source_20_Text"><text:span text:style-name="T9">threading</text:span></text:span><text:span text:style-name="T10"> para ejecutar tareas de I/O (reproducción de sonido) en segundo plano, evitando bloqueos en el bucle principal del juego.</text:span></text:p>
        </text:list-item>
        <text:list-item>
          <text:p text:style-name="P12"><text:span text:style-name="T9">Lógica de Juego:</text:span><text:span text:style-name="T10"> Desarrollo de las reglas de puntuación, reinicio de partida y lógica de detección de colisiones mediante la manipulación de coordenadas y la inversión de la dirección (</text:span><text:span text:style-name="Source_20_Text"><text:span text:style-name="T10">dx</text:span></text:span><text:span text:style-name="T10">, </text:span><text:span text:style-name="Source_20_Text"><text:span text:style-name="T10">dy</text:span></text:span><text:span text:style-name="T10">).</text:span>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23:24:20.959005658</meta:creation-date>
    <dc:date>2025-12-11T23:31:18.971587061</dc:date>
    <meta:editing-duration>PT7M1S</meta:editing-duration>
    <meta:editing-cycles>2</meta:editing-cycles>
    <meta:generator>LibreOffice/7.3.7.2$Linux_X86_64 LibreOffice_project/30$Build-2</meta:generator>
    <meta:document-statistic meta:table-count="4" meta:image-count="0" meta:object-count="0" meta:page-count="2" meta:paragraph-count="45" meta:word-count="559" meta:character-count="3775" meta:non-whitespace-character-count="3265"/>
  </office:meta>
</office:document-meta>
</file>